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b17" officeooo:paragraph-rsid="00012b17"/>
    </style:style>
    <style:style style:name="P2" style:family="paragraph" style:parent-style-name="Standard">
      <style:text-properties fo:font-weight="bold" officeooo:rsid="00012b17" officeooo:paragraph-rsid="00012b17" style:font-weight-asian="bold" style:font-weight-complex="bold"/>
    </style:style>
    <style:style style:name="P3" style:family="paragraph" style:parent-style-name="Standard">
      <style:text-properties fo:font-weight="bold" officeooo:rsid="000252f0" officeooo:paragraph-rsid="000252f0" style:font-weight-asian="bold" style:font-weight-complex="bold"/>
    </style:style>
    <style:style style:name="P4" style:family="paragraph" style:parent-style-name="Standard">
      <style:text-properties fo:font-weight="bold" officeooo:rsid="0002c38c" officeooo:paragraph-rsid="0002c38c" style:font-weight-asian="bold" style:font-weight-complex="bold"/>
    </style:style>
    <style:style style:name="P5" style:family="paragraph" style:parent-style-name="Standard">
      <style:text-properties fo:font-weight="bold" officeooo:rsid="0003439b" officeooo:paragraph-rsid="0003439b" style:font-weight-asian="bold" style:font-weight-complex="bold"/>
    </style:style>
    <style:style style:name="P6" style:family="paragraph" style:parent-style-name="Standard">
      <style:text-properties fo:font-weight="bold" officeooo:rsid="0007d02f" officeooo:paragraph-rsid="0007d02f" style:font-weight-asian="bold" style:font-weight-complex="bold"/>
    </style:style>
    <style:style style:name="P7" style:family="paragraph" style:parent-style-name="Standard">
      <style:text-properties fo:font-weight="bold" officeooo:rsid="00099efa" officeooo:paragraph-rsid="00099efa" style:font-weight-asian="bold" style:font-weight-complex="bold"/>
    </style:style>
    <style:style style:name="P8" style:family="paragraph" style:parent-style-name="Standard">
      <style:text-properties fo:font-weight="bold" officeooo:rsid="000f09be" officeooo:paragraph-rsid="000f09be" style:font-weight-asian="bold" style:font-weight-complex="bold"/>
    </style:style>
    <style:style style:name="P9" style:family="paragraph" style:parent-style-name="Standard">
      <style:text-properties fo:font-weight="normal" officeooo:rsid="00012b17" officeooo:paragraph-rsid="00012b17" style:font-weight-asian="normal" style:font-weight-complex="normal"/>
    </style:style>
    <style:style style:name="P10" style:family="paragraph" style:parent-style-name="Standard">
      <style:text-properties fo:font-weight="normal" officeooo:rsid="0002c38c" officeooo:paragraph-rsid="0002c38c" style:font-weight-asian="normal" style:font-weight-complex="normal"/>
    </style:style>
    <style:style style:name="P11" style:family="paragraph" style:parent-style-name="Standard">
      <style:text-properties fo:font-weight="normal" officeooo:rsid="0003439b" officeooo:paragraph-rsid="0003439b" style:font-weight-asian="normal" style:font-weight-complex="normal"/>
    </style:style>
    <style:style style:name="P12" style:family="paragraph" style:parent-style-name="Standard">
      <style:text-properties fo:font-weight="normal" officeooo:rsid="0003439b" officeooo:paragraph-rsid="0007d02f" style:font-weight-asian="normal" style:font-weight-complex="normal"/>
    </style:style>
    <style:style style:name="P13" style:family="paragraph" style:parent-style-name="Standard">
      <style:text-properties fo:font-weight="normal" officeooo:rsid="0003439b" officeooo:paragraph-rsid="000c8757" style:font-weight-asian="normal" style:font-weight-complex="normal"/>
    </style:style>
    <style:style style:name="P14" style:family="paragraph" style:parent-style-name="Standard">
      <style:text-properties fo:font-weight="normal" officeooo:rsid="00099efa" officeooo:paragraph-rsid="00099efa" style:font-weight-asian="normal" style:font-weight-complex="normal"/>
    </style:style>
    <style:style style:name="P15" style:family="paragraph" style:parent-style-name="Standard">
      <style:text-properties fo:font-weight="normal" officeooo:rsid="000f09be" officeooo:paragraph-rsid="000f09be" style:font-weight-asian="normal" style:font-weight-complex="normal"/>
    </style:style>
    <style:style style:name="P16" style:family="paragraph" style:parent-style-name="Standard">
      <style:text-properties fo:font-weight="normal" officeooo:rsid="000fed04" officeooo:paragraph-rsid="000f09be" style:font-weight-asian="normal" style:font-weight-complex="normal"/>
    </style:style>
    <style:style style:name="P17" style:family="paragraph" style:parent-style-name="Standard">
      <style:text-properties fo:font-weight="normal" officeooo:rsid="000fed04" officeooo:paragraph-rsid="00099efa" style:font-weight-asian="normal" style:font-weight-complex="normal"/>
    </style:style>
    <style:style style:name="P18" style:family="paragraph" style:parent-style-name="Standard">
      <style:text-properties fo:font-weight="normal" officeooo:rsid="001154a5" officeooo:paragraph-rsid="00099efa" style:font-weight-asian="normal" style:font-weight-complex="normal"/>
    </style:style>
    <style:style style:name="P19" style:family="paragraph" style:parent-style-name="Standard">
      <style:text-properties fo:font-weight="normal" officeooo:rsid="001840e4" officeooo:paragraph-rsid="001840e4" style:font-weight-asian="normal" style:font-weight-complex="normal"/>
    </style:style>
    <style:style style:name="P20" style:family="paragraph" style:parent-style-name="Standard">
      <style:text-properties fo:color="#ff3333" fo:font-weight="bold" officeooo:rsid="00133b1f" officeooo:paragraph-rsid="00012b17" style:font-weight-asian="bold" style:font-weight-complex="bold"/>
    </style:style>
    <style:style style:name="P21" style:family="paragraph" style:parent-style-name="Standard">
      <style:text-properties fo:color="#ff3333" fo:font-weight="bold" officeooo:rsid="00133b1f" officeooo:paragraph-rsid="001ce5af" style:font-weight-asian="bold" style:font-weight-complex="bold"/>
    </style:style>
    <style:style style:name="P22" style:family="paragraph" style:parent-style-name="Standard">
      <style:paragraph-properties fo:break-before="page"/>
      <style:text-properties fo:font-weight="bold" officeooo:rsid="00099efa" officeooo:paragraph-rsid="00099efa" style:font-weight-asian="bold" style:font-weight-complex="bold"/>
    </style:style>
    <style:style style:name="T1" style:family="text">
      <style:text-properties officeooo:rsid="000252f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368d" style:font-weight-asian="bold" style:font-weight-complex="bold"/>
    </style:style>
    <style:style style:name="T4" style:family="text">
      <style:text-properties fo:font-weight="bold" officeooo:rsid="001ce5af" style:font-weight-asian="bold" style:font-weight-complex="bold"/>
    </style:style>
    <style:style style:name="T5" style:family="text">
      <style:text-properties officeooo:rsid="00045879"/>
    </style:style>
    <style:style style:name="T6" style:family="text">
      <style:text-properties officeooo:rsid="0006368d"/>
    </style:style>
    <style:style style:name="T7" style:family="text">
      <style:text-properties officeooo:rsid="0007d02f"/>
    </style:style>
    <style:style style:name="T8" style:family="text">
      <style:text-properties officeooo:rsid="00099efa"/>
    </style:style>
    <style:style style:name="T9" style:family="text">
      <style:text-properties officeooo:rsid="000b9551"/>
    </style:style>
    <style:style style:name="T10" style:family="text">
      <style:text-properties fo:color="#ff3333"/>
    </style:style>
    <style:style style:name="T11" style:family="text">
      <style:text-properties fo:color="#ff3333" fo:font-weight="bold" style:font-weight-asian="bold" style:font-weight-complex="bold"/>
    </style:style>
    <style:style style:name="T12" style:family="text">
      <style:text-properties fo:color="#ff3333" fo:font-weight="bold" officeooo:rsid="000b9551" style:font-weight-asian="bold" style:font-weight-complex="bold"/>
    </style:style>
    <style:style style:name="T13" style:family="text">
      <style:text-properties fo:color="#ff3333" fo:font-weight="bold" officeooo:rsid="00099efa" style:font-weight-asian="bold" style:font-weight-complex="bold"/>
    </style:style>
    <style:style style:name="T14" style:family="text">
      <style:text-properties fo:color="#ff3333" fo:font-weight="bold" officeooo:rsid="0007d02f" style:font-weight-asian="bold" style:font-weight-complex="bold"/>
    </style:style>
    <style:style style:name="T15" style:family="text">
      <style:text-properties fo:color="#ff3333" fo:font-weight="bold" officeooo:rsid="0006368d" style:font-weight-asian="bold" style:font-weight-complex="bold"/>
    </style:style>
    <style:style style:name="T16" style:family="text">
      <style:text-properties fo:color="#ff3333" fo:font-weight="bold" officeooo:rsid="00045879" style:font-weight-asian="bold" style:font-weight-complex="bold"/>
    </style:style>
    <style:style style:name="T17" style:family="text">
      <style:text-properties fo:color="#ff3333" fo:font-weight="bold" officeooo:rsid="000c8757" style:font-weight-asian="bold" style:font-weight-complex="bold"/>
    </style:style>
    <style:style style:name="T18" style:family="text">
      <style:text-properties fo:color="#ff3333" fo:font-weight="bold" officeooo:rsid="000252f0" style:font-weight-asian="bold" style:font-weight-complex="bold"/>
    </style:style>
    <style:style style:name="T19" style:family="text">
      <style:text-properties fo:color="#ff3333" fo:font-weight="bold" officeooo:rsid="00133b1f" style:font-weight-asian="bold" style:font-weight-complex="bold"/>
    </style:style>
    <style:style style:name="T20" style:family="text">
      <style:text-properties fo:color="#ff3333" fo:font-weight="bold" officeooo:rsid="00136a99" style:font-weight-asian="bold" style:font-weight-complex="bold"/>
    </style:style>
    <style:style style:name="T21" style:family="text">
      <style:text-properties fo:color="#ff3333" fo:font-weight="bold" officeooo:rsid="001372db" style:font-weight-asian="bold" style:font-weight-complex="bold"/>
    </style:style>
    <style:style style:name="T22" style:family="text">
      <style:text-properties fo:color="#ff3333" fo:font-weight="bold" officeooo:rsid="0016a686" style:font-weight-asian="bold" style:font-weight-complex="bold"/>
    </style:style>
    <style:style style:name="T23" style:family="text">
      <style:text-properties fo:color="#ff3333" fo:font-weight="bold" officeooo:rsid="00192773" style:font-weight-asian="bold" style:font-weight-complex="bold"/>
    </style:style>
    <style:style style:name="T24" style:family="text">
      <style:text-properties fo:color="#ff3333" fo:font-weight="bold" officeooo:rsid="001ce5af" style:font-weight-asian="bold" style:font-weight-complex="bold"/>
    </style:style>
    <style:style style:name="T25" style:family="text">
      <style:text-properties fo:color="#ff3333" fo:font-weight="bold" officeooo:rsid="001f2c50" style:font-weight-asian="bold" style:font-weight-complex="bold"/>
    </style:style>
    <style:style style:name="T26" style:family="text">
      <style:text-properties fo:color="#ff3333" fo:font-weight="normal" officeooo:rsid="00192773" style:font-weight-asian="normal" style:font-weight-complex="normal"/>
    </style:style>
    <style:style style:name="T27" style:family="text">
      <style:text-properties fo:color="#ff3333" fo:font-weight="normal" officeooo:rsid="001ce5af" style:font-weight-asian="normal" style:font-weight-complex="normal"/>
    </style:style>
    <style:style style:name="T28" style:family="text">
      <style:text-properties fo:color="#ff3333" fo:font-weight="normal" officeooo:rsid="001fe7d3" style:font-weight-asian="normal" style:font-weight-complex="normal"/>
    </style:style>
    <style:style style:name="T29" style:family="text">
      <style:text-properties fo:color="#ff3333" officeooo:rsid="00192773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0fed04" style:font-weight-asian="normal" style:font-weight-complex="normal"/>
    </style:style>
    <style:style style:name="T32" style:family="text">
      <style:text-properties fo:font-weight="normal" officeooo:rsid="001154a5" style:font-weight-asian="normal" style:font-weight-complex="normal"/>
    </style:style>
    <style:style style:name="T33" style:family="text">
      <style:text-properties fo:font-weight="normal" officeooo:rsid="00136a99" style:font-weight-asian="normal" style:font-weight-complex="normal"/>
    </style:style>
    <style:style style:name="T34" style:family="text">
      <style:text-properties fo:font-weight="normal" officeooo:rsid="00192773" style:font-weight-asian="normal" style:font-weight-complex="normal"/>
    </style:style>
    <style:style style:name="T35" style:family="text">
      <style:text-properties fo:font-weight="normal" officeooo:rsid="0019e8a7" style:font-weight-asian="normal" style:font-weight-complex="normal"/>
    </style:style>
    <style:style style:name="T36" style:family="text">
      <style:text-properties fo:font-weight="normal" officeooo:rsid="001ce5af" style:font-weight-asian="normal" style:font-weight-complex="normal"/>
    </style:style>
    <style:style style:name="T37" style:family="text">
      <style:text-properties fo:font-weight="normal" officeooo:rsid="001fe7d3" style:font-weight-asian="normal" style:font-weight-complex="normal"/>
    </style:style>
    <style:style style:name="T38" style:family="text">
      <style:text-properties officeooo:rsid="00136a99"/>
    </style:style>
    <style:style style:name="T39" style:family="text">
      <style:text-properties officeooo:rsid="00192773"/>
    </style:style>
    <style:style style:name="T40" style:family="text">
      <style:text-properties officeooo:rsid="0019e8a7"/>
    </style:style>
    <style:style style:name="T41" style:family="text">
      <style:text-properties fo:color="#800000" fo:font-weight="normal" officeooo:rsid="00192773" style:font-weight-asian="normal" style:font-weight-complex="normal"/>
    </style:style>
    <style:style style:name="T42" style:family="text">
      <style:text-properties fo:color="#800000" fo:font-weight="normal" officeooo:rsid="001ce5af" style:font-weight-asian="normal" style:font-weight-complex="normal"/>
    </style:style>
    <style:style style:name="T43" style:family="text">
      <style:text-properties fo:color="#800000" fo:font-weight="normal" officeooo:rsid="001fe7d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Question 1:</text:p>
      <text:p text:style-name="P1">* bias, forklar biaser<text:tab/><text:tab/><text:span text:style-name="T12">bias/</text:span><text:span text:style-name="T19">bie</text:span></text:p>
      <text:p text:style-name="P1">* kroppslige trekk/ansiktstrekk<text:tab/><text:span text:style-name="T12">trekk/</text:span><text:span text:style-name="T19">star trek</text:span><text:span text:style-name="T11">MODUL 1</text:span></text:p>
      <text:p text:style-name="P20"/>
      <text:p text:style-name="P2">Studie av dommer i USA</text:p>
      <text:p text:style-name="P1">- mer afrikanske trekk = kraftigere dom <text:tab/><text:span text:style-name="T9">sterkt afroamerikansk, sterk dom</text:span></text:p>
      <text:p text:style-name="P1">- Dess mer stereotypiske svarte trekk, dess sannere er stereotypen. Finnes ikke I mellom gruppene, men kun innenfor gruppene (svarte med sterkere trekk, bedømmet mer stereotypisk enn andre svarte. Samme med hvite med svarte trekk)<text:tab/><text:tab/><text:span text:style-name="T12">likner stereotype = bedømmet som mer riktig/</text:span><text:span text:style-name="T19">sterk afroamerikansk</text:span></text:p>
      <text:p text:style-name="P1"><text:span text:style-name="T2">- </text:span>biasen skjer unconcious<text:tab/><text:tab/><text:span text:style-name="T12">no control/</text:span><text:span text:style-name="T21">no control bie</text:span></text:p>
      <text:p text:style-name="P2">Årsak til hvorfor:</text:p>
      <text:p text:style-name="P9">- skjemaer<text:tab/><text:tab/><text:span text:style-name="T12">skjemaer//</text:span><text:span text:style-name="T21">skjermer</text:span></text:p>
      <text:p text:style-name="P2">Diskusjon hva som hadde skjedd med samme I Norge</text:p>
      <text:p text:style-name="P9">- <text:span text:style-name="T1">USA lang erfaring med afroamerikanere, og afrikanske</text:span></text:p>
      <text:p text:style-name="P9">- <text:span text:style-name="T1">ikke lenger forskjell på dom for svarte og hvite, diskutere også hvorvidt feature-based stereotyping kan bli borte ved å sette fokus på dette hos dommerne.<text:tab/><text:tab/></text:span><text:span text:style-name="T12">Focus/</text:span><text:span text:style-name="T21">fokusering</text:span></text:p>
      <text:p text:style-name="P9">- <text:span text:style-name="T1">interresant å tenke på om det er noen bias FØR man kommer inn I rettssystemet<text:tab/></text:span><text:span text:style-name="T18">bias <text:s/>FØR/</text:span><text:span text:style-name="T19">bie</text:span></text:p>
      <text:p text:style-name="P2"/>
      <text:p text:style-name="P3">Question 2</text:p>
      <text:p text:style-name="P10">* Evolusjon<text:tab/><text:tab/><text:span text:style-name="T12">evolution<text:tab/>/</text:span><text:span text:style-name="T22">ewok</text:span></text:p>
      <text:p text:style-name="P10">* Kjønn og alder gir mening, race gir ikke<text:tab/><text:tab/><text:span text:style-name="T12">kjønn og alder OK, rase NOT OK <text:tab/><text:tab/>/</text:span><text:span text:style-name="T22">steinras</text:span></text:p>
      <text:p text:style-name="P10">* Race underkategori av detecting av coalitions<text:tab/><text:span text:style-name="T12">under koalisjon/</text:span><text:span text:style-name="T19">koalabjørn</text:span></text:p>
      <text:p text:style-name="P10">* se om dette stemmer → who-said-what paradigmet<text:tab/><text:span text:style-name="T12">who-said-what/</text:span><text:span text:style-name="T19">dr. who</text:span><text:tab/></text:p>
      <text:p text:style-name="P4">Forklare eksperiment, og hvordan å utføre</text:p>
      <text:p text:style-name="P10">- prediksjoner<text:tab/><text:tab/><text:span text:style-name="T12">prediksjoner/</text:span><text:span text:style-name="T22">predator</text:span></text:p>
      <text:p text:style-name="P10">. mulig å fjerne<text:tab/><text:tab/><text:span text:style-name="T12">fjerne/</text:span><text:span text:style-name="T19">fjær</text:span></text:p>
      <text:p text:style-name="P10">. tilfeldige tegn på koalisjon like sterkt kodet som rase<text:tab/><text:tab/><text:span text:style-name="T12">random tegn/</text:span><text:span text:style-name="T19">å tegne</text:span></text:p>
      <text:p text:style-name="P10"/>
      <text:p text:style-name="P4">Question 3</text:p>
      <text:p text:style-name="P10">* explain bias<text:tab/><text:tab/><text:span text:style-name="T12">bias/</text:span><text:span text:style-name="T19">bie</text:span></text:p>
      <text:p text:style-name="P10">* explain original shooter experiment<text:tab/><text:tab/><text:span text:style-name="T12">shooter /</text:span><text:span text:style-name="T19">pistol</text:span></text:p>
      <text:p text:style-name="P10">* explain modified with muslim headgear, also the primers<text:tab/><text:tab/><text:span text:style-name="T12">muslim/</text:span><text:span text:style-name="T19">muslim</text:span></text:p>
      <text:p text:style-name="P4">* discuss if this would happen in Norway</text:p>
      <text:p text:style-name="P10">- skjemaer<text:tab/><text:tab/><text:span text:style-name="T12">skjema</text:span></text:p>
      <text:p text:style-name="P10">- muslimsk hodeplagg I assosiasjoner med farlige ting<text:tab/><text:tab/><text:span text:style-name="T12">muslig farlig/</text:span><text:span text:style-name="T19">farlig muslim</text:span></text:p>
      <text:p text:style-name="P10">- ender dermed opp med shooter bias I Norge<text:tab/><text:tab/><text:span text:style-name="T12">Norge shooter bias/</text:span><text:span text:style-name="T19">pistol Norge</text:span></text:p>
      <text:p text:style-name="P10"/>
      <text:p text:style-name="P5">Question 4 (Vera, ikke lagt ut enda)</text:p>
      <text:p text:style-name="P11"/>
      <text:p text:style-name="P5">Question 5</text:p>
      <text:p text:style-name="P11">* Forklare bakgrunn til eksperiment (folk kjenner igjen andres uttrykk (og forstår dem) ved å mimice ansiktsuttrykkene)<text:tab/><text:tab/><text:span text:style-name="T17">mimic / </text:span><text:span text:style-name="T24">mime</text:span></text:p>
      <text:p text:style-name="P11">* <text:span text:style-name="T5">kort forklare mimicry, og at det er et sosial bindemiddel som alle bruker. I artikkelen handler det om at vi ikke kun bruker ansiktsuttrykk til å få vist hva vi mener, men også ved hjelp av mimicry, forstå andres ansiktsuttrykk<text:tab/><text:tab/></text:span><text:span text:style-name="T16">sosialt glue/</text:span><text:span text:style-name="T19">lim</text:span></text:p>
      <text:p text:style-name="P11">* <text:span text:style-name="T5">Botox (impair) and restylane(does not impair) <text:tab/><text:tab/></text:span><text:span text:style-name="T16">botox + restylane/</text:span><text:span text:style-name="T19">stygg dame</text:span></text:p>
      <text:p text:style-name="P11">* <text:span text:style-name="T5">Reading the Mind in the Eyes Test<text:tab/><text:tab/></text:span><text:span text:style-name="T16">Reading the Mind in the Eyes Test/</text:span><text:span text:style-name="T19">øyer</text:span></text:p>
      <text:p text:style-name="P11">* <text:span text:style-name="T5">Fant signifikant forskjell mellom botox og ikke botox<text:tab/><text:tab/></text:span><text:span text:style-name="T16">ikke botox &gt; botox/</text:span><text:span text:style-name="T19">krokodille+stygg dame</text:span></text:p>
      <text:p text:style-name="P11"><text:soft-page-break/>* <text:span text:style-name="T5">Resisting gel I ansikt/arm. Økt score I ansikt. Interessant: lavere score enn restylane for gel på arm<text:tab/><text:tab/></text:span><text:span text:style-name="T16">gel = bedre/</text:span><text:span text:style-name="T19">armè resistanse</text:span></text:p>
      <text:p text:style-name="P11"/>
      <text:p text:style-name="P11"/>
      <text:p text:style-name="P11">* <text:s/><text:span text:style-name="T3">Har tatt hånd om forskjellige ting som kan diskredere forsøket: </text:span><text:span text:style-name="T4">diskrede/disko</text:span></text:p>
      <text:p text:style-name="P11">- <text:span text:style-name="T6">mulige selection biases <text:tab/><text:tab/></text:span><text:span text:style-name="T15">seleksjon bias/</text:span><text:span text:style-name="T19">selger bie</text:span></text:p>
      <text:p text:style-name="P12">- <text:span text:style-name="T6">mulighet for økning I accuracy ved hjelp av restylane<text:tab/><text:tab/></text:span><text:span text:style-name="T15">restylane</text:span></text:p>
      <text:p text:style-name="P19"/>
      <text:p text:style-name="P6">Question 6</text:p>
      <text:p text:style-name="P12"><text:span text:style-name="T7">* stresshormonet<text:tab/><text:tab/></text:span><text:span text:style-name="T14">stress/</text:span><text:span text:style-name="T19">stresskoffert</text:span></text:p>
      <text:p text:style-name="P12">* <text:span text:style-name="T7">sosialt lim<text:tab/><text:tab/></text:span><text:span text:style-name="T14">sosialt lim/</text:span><text:span text:style-name="T19">lim</text:span></text:p>
      <text:p text:style-name="P12">* <text:span text:style-name="T7">tilhørighet nødvendig for mennesker<text:tab/><text:tab/></text:span><text:span text:style-name="T14">tilhørighet/</text:span><text:span text:style-name="T25">øre med en “til” lapp</text:span></text:p>
      <text:p text:style-name="P12">* <text:span text:style-name="T7">Hva skjer om ikke mimicked<text:tab/><text:tab/></text:span><text:span text:style-name="T14">stresset </text:span><text:span text:style-name="T23">om ikke mimicked/pers står stille</text:span></text:p>
      <text:p text:style-name="P12">* <text:span text:style-name="T7">cortisol til dels kontrollert av sosial interaksjon<text:tab/><text:tab/></text:span><text:span text:style-name="T14">sosial interkasjon kontrollerer kortisol/</text:span><text:span text:style-name="T20">kontroller og kort</text:span></text:p>
      <text:p text:style-name="P13">* <text:span text:style-name="T8">these findings have not been seen before,</text:span></text:p>
      <text:p text:style-name="P13"><text:span text:style-name="T8">and is something that has to be taken into consideration<text:tab/><text:tab/></text:span><text:span text:style-name="T13">nytt/</text:span><text:span text:style-name="T20">nyttårsaften</text:span></text:p>
      <text:p text:style-name="P12">* <text:span text:style-name="T8">linka cardiovascular disease og høyt blodtrykk<text:tab/><text:tab/></text:span><text:span text:style-name="T13">cardiovascular og høyt blodtrykk/</text:span><text:span text:style-name="T20">høyt blod og cardio + veske</text:span></text:p>
      <text:p text:style-name="P12">- <text:span text:style-name="T8">må I modeller ta hensyn til sosial omkrets og liknende<text:tab/><text:tab/></text:span><text:span text:style-name="T13">model, sosialt/</text:span><text:span text:style-name="T20">modeldame + soss</text:span></text:p>
      <text:p text:style-name="P12">- <text:span text:style-name="T8">trene opp leger og psykologer og liknende til å se opp for slike signaler <text:tab/><text:tab/></text:span><text:span text:style-name="T13">lege psykolog/</text:span><text:span text:style-name="T20">trenende lege og psykolog</text:span></text:p>
      <text:p text:style-name="P12"/>
      <text:p text:style-name="P7">Question 7 (Anita, veldig lang oppgave. Orket ikke ta den nuh!)</text:p>
      <text:p text:style-name="P8">* <text:span text:style-name="T30">Vi imiterer alt. Grunnleggende egenskap hos mennesker, </text:span><text:span text:style-name="T33"><text:tab/>imitasjon</text:span></text:p>
      <text:p text:style-name="P15">* social glue <text:tab/><text:tab/><text:span text:style-name="T38">lim</text:span></text:p>
      <text:p text:style-name="P8"><text:span text:style-name="T30">* </text:span><text:span text:style-name="T31">både automatisk, og for å oppnå spesielle mål</text:span></text:p>
      <text:p text:style-name="P16">* stor mengde forskning, og store mengder som kan imiteres, gjesping, kroppsholdning, etc.</text:p>
      <text:p text:style-name="P16">* også dialekt, talehastighet, osv. I barn</text:p>
      <text:p text:style-name="P16">* </text:p>
      <text:p text:style-name="P14"/>
      <text:p text:style-name="P7">Question 8</text:p>
      <text:p text:style-name="P7">* <text:span text:style-name="T31">mimic for å forstå andre<text:tab/><text:tab/></text:span><text:span text:style-name="T26">mimick + forstå / </text:span><text:span text:style-name="T27">mime + </text:span><text:span text:style-name="T28">formgivning</text:span><text:span text:style-name="T27"> </text:span></text:p>
      <text:p text:style-name="P17">* social glue<text:tab/><text:tab/><text:span text:style-name="T29">lim</text:span></text:p>
      <text:p text:style-name="P17">* ansikt brukt til å vise følelser, eller IKKE vise følelser<text:tab/><text:span text:style-name="T39">vise følelser/</text:span><text:span text:style-name="T29">viser og følehorn</text:span></text:p>
      <text:p text:style-name="P17">* likowsky attitude endrer noens respons til smil og frowns<text:tab/><text:tab/><text:span text:style-name="T39">likowsky + smilerespons/</text:span><text:span text:style-name="T29">lik + smil</text:span></text:p>
      <text:p text:style-name="P7"><text:span text:style-name="T31">* </text:span><text:span text:style-name="T32">zygomaticus major (smilemuskel), stor aktivasjon med god attitude mot person som smiler</text:span></text:p>
      <text:p text:style-name="P7"><text:span text:style-name="T32"><text:tab/></text:span><text:span text:style-name="T35">zygomaticus major smil / </text:span><text:span text:style-name="T27">psycho + major + smiler </text:span></text:p>
      <text:p text:style-name="P18">* frown + god attitude = frown corrugator supercilii <text:s/><text:tab/><text:span text:style-name="T40">corrugator supercilii ++ / superchilli</text:span></text:p>
      <text:p text:style-name="P18">* frown + negativ attitude = decrease corrugator supercilii = nærmest fornøyd<text:tab/><text:span text:style-name="T40">corrugator supercillii – / superchilli</text:span></text:p>
      <text:p text:style-name="P18">* evolusjon, inngruppe, utgruppe <text:tab/><text:tab/><text:span text:style-name="T40">hvorfor = inngruppe utgruppe / </text:span></text:p>
      <text:p text:style-name="P7"/>
      <text:p text:style-name="P7"/>
      <text:p text:style-name="P7"/>
      <text:p text:style-name="P7"/>
      <text:p text:style-name="P7"/>
      <text:p text:style-name="P7"/>
      <text:p text:style-name="P22">What predictions does the embodiment account make – how can it be tested whether a concept is embodied? Name at least 2 methods, and describe 1 in more detail with an example study. </text:p>
      <text:p text:style-name="P18">*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0:18:42.630000000</meta:creation-date>
    <dc:date>2015-04-20T18:08:46.948000000</dc:date>
    <meta:editing-duration>PT2H57S</meta:editing-duration>
    <meta:editing-cycles>8</meta:editing-cycles>
    <meta:generator>LibreOffice/4.3.4.1$Windows_x86 LibreOffice_project/bc356b2f991740509f321d70e4512a6a54c5f243</meta:generator>
    <meta:document-statistic meta:table-count="0" meta:image-count="0" meta:object-count="0" meta:page-count="3" meta:paragraph-count="71" meta:word-count="752" meta:character-count="4775" meta:non-whitespace-character-count="4033"/>
  </office:meta>
</office:document-meta>
</file>